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3cm" svg:x="12cm" svg:y="1cm">
          <text:p text:style-name="P1">Web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3cm" svg:x="1cm" svg:y="6cm">
          <text:p text:style-name="P1">System</text:p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3cm" svg:x="7cm" svg:y="6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9cm" svg:height="3cm" svg:x="13.1cm" svg:y="6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3cm" svg:x="19cm" svg:y="6cm">
          <text:p text:style-name="P1">Statu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cm" svg:y1="4cm" svg:x2="3cm" svg:y2="6cm" draw:start-shape="id1" draw:start-glue-point="2" draw:end-shape="id2" draw:end-glue-point="0" svg:d="M14000 4000l-11000 2000" svg:viewBox="0 0 11001 2001">
          <text:p/>
        </draw:connector>
        <draw:connector draw:style-name="gr3" draw:text-style-name="P2" draw:layer="layout" draw:type="line" svg:x1="14cm" svg:y1="4cm" svg:x2="9cm" svg:y2="6cm" draw:start-shape="id1" draw:start-glue-point="2" draw:end-shape="id3" draw:end-glue-point="0" svg:d="M14000 4000l-5000 2000" svg:viewBox="0 0 5001 2001">
          <text:p/>
        </draw:connector>
        <draw:connector draw:style-name="gr3" draw:text-style-name="P2" draw:layer="layout" draw:type="line" svg:x1="14cm" svg:y1="4cm" svg:x2="15.05cm" svg:y2="6cm" draw:start-shape="id1" draw:start-glue-point="2" draw:end-shape="id4" draw:end-glue-point="0" svg:d="M14000 4000l1050 2000" svg:viewBox="0 0 1051 2001">
          <text:p/>
        </draw:connector>
        <draw:connector draw:style-name="gr3" draw:text-style-name="P2" draw:layer="layout" draw:type="line" svg:x1="14cm" svg:y1="4cm" svg:x2="21cm" svg:y2="6cm" draw:start-shape="id1" draw:start-glue-point="2" draw:end-shape="id5" draw:end-glue-point="0" svg:d="M14000 4000l7000 2000" svg:viewBox="0 0 7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10:01:54.580357001</meta:creation-date>
    <dc:date>2018-06-23T10:04:39.432254883</dc:date>
    <meta:editing-duration>PT2M44S</meta:editing-duration>
    <meta:editing-cycles>2</meta:editing-cycles>
    <meta:generator>LibreOffice/5.4.5.1$Linux_X86_64 LibreOffice_project/40m0$Build-1</meta:generator>
    <meta:document-statistic meta:object-count="9"/>
  </office:meta>
</office:document-meta>
</file>